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position="super 58%" style:font-name="Times New Roman"/>
    </style:style>
    <style:style style:name="T5" style:family="text">
      <style:text-properties style:text-position="0% 100%" style:font-name="Times New Roman"/>
    </style:style>
    <style:style style:name="T6" style:family="text">
      <style:text-properties style:text-position="0% 100%" style:font-name="Times New Roman1"/>
    </style:style>
    <style:style style:name="T7" style:family="text">
      <style:text-properties style:text-line-through-style="solid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David M. Piza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. Drachman, educated at the expense of the/ Emanuel temple has turned out too orthodox/ for them, and has consequently accepted a/ position in a small congregation in New<text:span text:style-name="T2">˶</text:span><text:span text:style-name="T3">/ark, N.J. <text:s/>I believe there are numerous/ such congregations all over the land who w</text:span><text:span text:style-name="T4">d</text:span><text:span text:style-name="T5">./ not refuse their mite if we had a well or</text:span><text:span text:style-name="T6">˶</text:span><text:span text:style-name="T5">/ganized body to reach them. <text:s/>I would not/ place all my dependence on large congregations/ alone, however apparently influential, but/ agitate in the endeavor to make the project/ a popular one. <text:s/>And as the Record is, I believe,/ hardly seen in N.Y., it might not be out of/ place for you to discuss the question also in/ the American Hebrew and other organs, per</text:span><text:span text:style-name="T7">sis</text:span><text:span text:style-name="T5">/sistently. <text:s/>If you fail of success, there can be/ no reproach in it. <text:s/>Your memory will live/ in having fought for a good cause, and one/ day your work will bear fruit.--I would/ also thank you to send me some plan of/ the proposed institution; based in a measure,/ if need be, on that of the former Maimonides/</text:span></text:p>
      <text:p text:style-name="P2"><text:span text:style-name="T5"/></text:p>
      <text:p text:style-name="P2"><text:span text:style-name="T5">[Page 2]</text:span></text:p>
      <text:p text:style-name="P2"><text:span text:style-name="T5">College, and the one at present in Cincinatti[sic!], as far/ as the pecuniary requirements are concerned;/ </text:span><text:soft-page-break/><text:span text:style-name="T5">together with all other details that may suggest/ themselves to you, in order that I may be able/ to reply intelligently to such remarks as are/ contained in Mr. Menken's letter. <text:s/>Keep me/ also informed, at your convenience, of whatever/ action you take, and oblige/</text:span></text:p>
      <text:p text:style-name="P2"><text:span text:style-name="T5"><text:tab/>Yours respectfully and truly,/ David M. Piza/</text:span></text:p>
      <text:p text:style-name="P2"><text:span text:style-name="T5"/></text:p>
      <text:p text:style-name="P2"><text:span text:style-name="T5">Rev. S. Morais/</text:span></text:p>
      <text:p text:style-name="P2"><text:span text:style-name="T5"><text:tab/>546 N. 5th St./</text:span></text:p>
      <text:p text:style-name="P2"><text:span text:style-name="T5"><text:tab/><text:tab/>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4:32:29.80</meta:creation-date>
    <dc:date>2012-01-24T14:39:06.69</dc:date>
    <dc:creator>Penn Libraries</dc:creator>
    <meta:editing-duration>PT00H06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411" meta:character-count="2685"/>
  </office:meta>
</office:document-meta>
</file>